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7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29.82pt" svg:y="90.17pt">
            <loext:p draw:notify-on-update-of-ranges="Sheet1.A1:Sheet1.A1 Sheet1.A2:Sheet1.A21 Sheet1.B1:Sheet1.B1 Sheet1.B2:Sheet1.B21 Sheet1.A1:Sheet1.A1 Sheet1.A2:Sheet1.A21 Sheet1.C1:Sheet1.C1 Sheet1.C2:Sheet1.C21 Sheet1.A1:Sheet1.A1 Sheet1.A2:Sheet1.A21 Sheet1.D1:Sheet1.D1 Sheet1.D2:Sheet1.D21 Sheet1.A1:Sheet1.A1 Sheet1.A2:Sheet1.A21 Sheet1.E1:Sheet1.E1 Sheet1.E2:Sheet1.E21 Sheet1.A1:Sheet1.A1 Sheet1.A2:Sheet1.A21 Sheet1.F1:Sheet1.F1 Sheet1.F2:Sheet1.F21 Sheet1.A1:Sheet1.A1 Sheet1.A2:Sheet1.A21 Sheet1.G1:Sheet1.G1 Sheet1.G2:Sheet1.G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Slow – single</text:p>
          </table:table-cell>
          <table:table-cell office:value-type="string" calcext:value-type="string">
            <text:p>Medium – single</text:p>
          </table:table-cell>
          <table:table-cell office:value-type="string" calcext:value-type="string">
            <text:p>Fast – single</text:p>
          </table:table-cell>
          <table:table-cell office:value-type="string" calcext:value-type="string">
            <text:p>Slow – triple</text:p>
          </table:table-cell>
          <table:table-cell office:value-type="string" calcext:value-type="string">
            <text:p>Medium – triple</text:p>
          </table:table-cell>
          <table:table-cell office:value-type="string" calcext:value-type="string">
            <text:p>Fast – trip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0999998" calcext:value-type="float">
            <text:p>0.0999998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  <table:table-row table:style-name="ro1">
          <table:table-cell office:value-type="float" office:value="0.0499998" calcext:value-type="float">
            <text:p>0.0499998</text:p>
          </table:table-cell>
          <table:table-cell office:value-type="float" office:value="0.556697" calcext:value-type="float">
            <text:p>0.556697</text:p>
          </table:table-cell>
          <table:table-cell office:value-type="float" office:value="1.67627" calcext:value-type="float">
            <text:p>1.67627</text:p>
          </table:table-cell>
          <table:table-cell office:value-type="float" office:value="5.25203" calcext:value-type="float">
            <text:p>5.25203</text:p>
          </table:table-cell>
          <table:table-cell office:value-type="float" office:value="0.123718" calcext:value-type="float">
            <text:p>0.123718</text:p>
          </table:table-cell>
          <table:table-cell office:value-type="float" office:value="3.79372" calcext:value-type="float">
            <text:p>3.79372</text:p>
          </table:table-cell>
          <table:table-cell office:value-type="float" office:value="13.0964" calcext:value-type="float">
            <text:p>13.0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 style:data-style-name="N2" text:time-value="00:35:58.835994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2:58:38.876930857</meta:creation-date>
    <dc:date>2016-12-16T00:43:11.035036756</dc:date>
    <meta:editing-duration>PT10M4S</meta:editing-duration>
    <meta:editing-cycles>2</meta:editing-cycles>
    <meta:generator>LibreOffice/5.1.4.2$Linux_X86_64 LibreOffice_project/10m0$Build-2</meta:generator>
    <meta:document-statistic meta:table-count="1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42cm" svg:y="2.956cm" style:legend-expansion="high" chart:style-name="ch2"/>
        <chart:plot-area chart:style-name="ch3" table:cell-range-address="Sheet1.A1:Sheet1.G21" chart:data-source-has-labels="row" svg:x="1.331cm" svg:y="0.18cm" svg:width="10.491cm" svg:height="7.659cm">
          <chartooo:coordinate-region svg:x="1.767cm" svg:y="0.379cm" svg:width="9.63cm" svg:height="6.813cm"/>
          <chart:axis chart:dimension="x" chart:name="primary-x" chart:style-name="ch4">
            <chart:title svg:x="6.386cm" svg:y="8.019cm" chart:style-name="ch5">
              <text:p>dt</text:p>
            </chart:title>
          </chart:axis>
          <chart:axis chart:dimension="y" chart:name="primary-y" chart:style-name="ch4">
            <chart:title svg:x="0.451cm" svg:y="5.363cm" chart:style-name="ch6">
              <text:p>max tracking error</text:p>
            </chart:title>
            <chart:grid chart:style-name="ch7" chart:class="major"/>
          </chart:axis>
          <chart:series chart:style-name="ch8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9" chart:values-cell-range-address="Sheet1.C2:Sheet1.C21" chart:label-cell-address="Sheet1.C1:Sheet1.C1" chart:class="chart:scatter">
            <chart:data-point chart:repeated="20"/>
          </chart:series>
          <chart:series chart:style-name="ch10" chart:values-cell-range-address="Sheet1.D2:Sheet1.D21" chart:label-cell-address="Sheet1.D1:Sheet1.D1" chart:class="chart:scatter">
            <chart:data-point chart:repeated="20"/>
          </chart:series>
          <chart:series chart:style-name="ch11" chart:values-cell-range-address="Sheet1.E2:Sheet1.E21" chart:label-cell-address="Sheet1.E1:Sheet1.E1" chart:class="chart:scatter">
            <chart:data-point chart:repeated="20"/>
          </chart:series>
          <chart:series chart:style-name="ch12" chart:values-cell-range-address="Sheet1.F2:Sheet1.F21" chart:label-cell-address="Sheet1.F1:Sheet1.F1" chart:class="chart:scatter">
            <chart:data-point chart:repeated="20"/>
          </chart:series>
          <chart:series chart:style-name="ch13" chart:values-cell-range-address="Sheet1.G2:Sheet1.G21" chart:label-cell-address="Sheet1.G1:Sheet1.G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ow – single</text:p>
                <draw:g>
                  <svg:desc>Sheet1.B1:Sheet1.B1</svg:desc>
                </draw:g>
              </table:table-cell>
              <table:table-cell office:value-type="string">
                <text:p>Medium – single</text:p>
                <draw:g>
                  <svg:desc>Sheet1.C1:Sheet1.C1</svg:desc>
                </draw:g>
              </table:table-cell>
              <table:table-cell office:value-type="string">
                <text:p>Fast – single</text:p>
                <draw:g>
                  <svg:desc>Sheet1.D1:Sheet1.D1</svg:desc>
                </draw:g>
              </table:table-cell>
              <table:table-cell office:value-type="string">
                <text:p>Slow – triple</text:p>
                <draw:g>
                  <svg:desc>Sheet1.E1:Sheet1.E1</svg:desc>
                </draw:g>
              </table:table-cell>
              <table:table-cell office:value-type="string">
                <text:p>Medium – triple</text:p>
                <draw:g>
                  <svg:desc>Sheet1.F1:Sheet1.F1</svg:desc>
                </draw:g>
              </table:table-cell>
              <table:table-cell office:value-type="string">
                <text:p>Fast – triple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1</svg:desc>
                </draw:g>
              </table:table-cell>
              <table:table-cell office:value-type="float" office:value="0.556697">
                <text:p>0.556697</text:p>
                <draw:g>
                  <svg:desc>Sheet1.B2:Sheet1.B21</svg:desc>
                </draw:g>
              </table:table-cell>
              <table:table-cell office:value-type="float" office:value="1.67627">
                <text:p>1.67627</text:p>
                <draw:g>
                  <svg:desc>Sheet1.C2:Sheet1.C21</svg:desc>
                </draw:g>
              </table:table-cell>
              <table:table-cell office:value-type="float" office:value="5.25203">
                <text:p>5.25203</text:p>
                <draw:g>
                  <svg:desc>Sheet1.D2:Sheet1.D21</svg:desc>
                </draw:g>
              </table:table-cell>
              <table:table-cell office:value-type="float" office:value="0.123718">
                <text:p>0.123718</text:p>
                <draw:g>
                  <svg:desc>Sheet1.E2:Sheet1.E21</svg:desc>
                </draw:g>
              </table:table-cell>
              <table:table-cell office:value-type="float" office:value="3.79372">
                <text:p>3.79372</text:p>
                <draw:g>
                  <svg:desc>Sheet1.F2:Sheet1.F21</svg:desc>
                </draw:g>
              </table:table-cell>
              <table:table-cell office:value-type="float" office:value="13.0964">
                <text:p>13.0964</text:p>
                <draw:g>
                  <svg:desc>Sheet1.G2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5">
                <text:p>0.8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5">
                <text:p>0.6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">
                <text:p>0.4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">
                <text:p>0.3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">
                <text:p>0.15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99998">
                <text:p>0.0999998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99998">
                <text:p>0.0499998</text:p>
              </table:table-cell>
              <table:table-cell office:value-type="float" office:value="0.556697">
                <text:p>0.556697</text:p>
              </table:table-cell>
              <table:table-cell office:value-type="float" office:value="1.67627">
                <text:p>1.67627</text:p>
              </table:table-cell>
              <table:table-cell office:value-type="float" office:value="5.25203">
                <text:p>5.25203</text:p>
              </table:table-cell>
              <table:table-cell office:value-type="float" office:value="0.123718">
                <text:p>0.123718</text:p>
              </table:table-cell>
              <table:table-cell office:value-type="float" office:value="3.79372">
                <text:p>3.79372</text:p>
              </table:table-cell>
              <table:table-cell office:value-type="float" office:value="13.0964">
                <text:p>13.0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